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1.47cm" fo:min-width="0.22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43cm" svg:y1="3.206cm" svg:x2="2.43cm" svg:y2="1.556cm">
            <text:p/>
          </draw:line>
          <draw:line draw:style-name="gr1" draw:text-style-name="P1" draw:layer="layout" svg:x1="2.405cm" svg:y1="1.525cm" svg:x2="5.655cm" svg:y2="1.525cm">
            <text:p/>
          </draw:line>
          <draw:frame draw:style-name="gr2" draw:text-style-name="P2" draw:layer="layout" svg:width="0.75cm" svg:height="0.962cm" svg:x="2.058cm" svg:y="3.299cm">
            <draw:text-box>
              <text:p><text:span text:style-name="T1">~</text:span></text:p>
            </draw:text-box>
          </draw:frame>
          <draw:line draw:style-name="gr1" draw:text-style-name="P1" draw:layer="layout" svg:x1="2.43cm" svg:y1="6.606cm" svg:x2="2.43cm" svg:y2="4.356cm">
            <text:p/>
          </draw:line>
          <draw:line draw:style-name="gr1" draw:text-style-name="P1" draw:layer="layout" svg:x1="2.405cm" svg:y1="6.025cm" svg:x2="9.255cm" svg:y2="6.025cm">
            <text:p/>
          </draw:line>
          <draw:line draw:style-name="gr1" draw:text-style-name="P1" draw:layer="layout" svg:x1="8.43cm" svg:y1="6.006cm" svg:x2="8.43cm" svg:y2="1.556cm">
            <text:p/>
          </draw:line>
          <draw:custom-shape draw:style-name="gr3" draw:text-style-name="P3" draw:layer="layout" svg:width="0.75cm" svg:height="1.75cm" svg:x="8.048cm" svg:y="2.89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cm" svg:height="0.3cm" draw:transform="rotate (-1.5707963267949) translate (9.589cm 1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9.589cm 5.8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.63cm" svg:y1="2.106cm" svg:x2="5.63cm" svg:y2="1.056cm">
            <text:p/>
          </draw:line>
          <draw:line draw:style-name="gr1" draw:text-style-name="P1" draw:layer="layout" svg:x1="5.93cm" svg:y1="2.106cm" svg:x2="5.93cm" svg:y2="1.056cm">
            <text:p/>
          </draw:line>
          <draw:line draw:style-name="gr1" draw:text-style-name="P1" draw:layer="layout" svg:x1="2.647cm" svg:y1="6.582cm" svg:x2="2.197cm" svg:y2="6.582cm">
            <text:p/>
          </draw:line>
          <draw:g>
            <svg:title>TexMaths</svg:title>
            <svg:desc>14§latex§$R$§svg§600§FALSE§</svg:desc>
            <draw:g>
              <draw:path draw:style-name="gr5" draw:text-style-name="P4" draw:layer="layout" svg:width="0.317cm" svg:height="0.293cm" svg:x="8.227cm" svg:y="3.594cm" svg:viewBox="0 0 318 294" svg:d="M0 0c106 0 212 0 318 0 0 98 0 196 0 294-106 0-212 0-318 0 0-98 0-196 0-294z">
                <text:p/>
              </draw:path>
              <draw:path draw:style-name="gr6" draw:text-style-name="P5" draw:layer="layout" svg:width="0.348cm" svg:height="0.343cm" svg:x="8.221cm" svg:y="3.569cm" svg:viewBox="0 0 349 344" svg:d="M163 33c3-11 5-16 14-18 5 0 20 0 30 0 35 0 89 0 89 49 0 15-8 50-27 68-12 13-39 30-82 30-19 0-37 0-56 0 11-43 22-86 32-129zM233 167c50-11 108-44 108-93 0-43-44-74-108-74-46 0-93 0-139 0-10 0-14 0-14 10 0 5 4 5 14 5 1 0 9 0 18 2 9 0 14 1 14 7 0 2 0 4-3 9-22 88-43 175-64 262-6 20-7 23-45 23-10 0-14 0-14 9 0 6 5 4 7 6 14 0 47-2 61-2s49 2 63 2c3 0 10 0 10-10 0-5-4-5-14-5-18 0-32 0-32-9 0-3 1-5 1-8 11-43 22-87 32-130 20 0 40 0 59 0 45 0 53 28 53 45 0 7-4 22-7 33-3 14-7 32-7 42 0 53 57 53 64 53 42 0 59-49 59-56 0-5-4-3-6-5-4 0-5 3-6 5-12 37-34 45-45 45-16 0-20-10-20-29 0-16 4-41 6-56 1-7 1-17 1-22 0-38-32-53-46-59z">
                <text:p/>
              </draw:path>
            </draw:g>
          </draw:g>
          <draw:g>
            <svg:title>TexMaths</svg:title>
            <svg:desc>14§latex§$C$§svg§600§FALSE§</svg:desc>
            <draw:g>
              <draw:path draw:style-name="gr5" draw:text-style-name="P4" draw:layer="layout" svg:width="0.32cm" svg:height="0.305cm" svg:x="5.621cm" svg:y="2.497cm" svg:viewBox="0 0 321 306" svg:d="M0 0c107 0 214 0 321 0 0 102 0 204 0 306-107 0-214 0-321 0 0-102 0-204 0-306z">
                <text:p/>
              </draw:path>
              <draw:path draw:style-name="gr6" draw:text-style-name="P5" draw:layer="layout" svg:width="0.345cm" svg:height="0.355cm" svg:x="5.621cm" svg:y="2.472cm" svg:viewBox="0 0 346 356" svg:d="M346 6c0-3-1-6-5-6-2 0-2 0-7 6-12 12-24 25-35 37-5-7-27-43-81-43-109 0-218 109-218 222 0 81 57 134 131 134 43 0 80-20 106-42 46-40 53-85 53-86 0-5-4-5-5-5-3 0-6 0-6 5-4 14-17 48-50 78-34 26-64 35-89 35-45 0-97-25-97-102 0-28 11-108 60-165 30-35 76-59 119-59 50 0 78 38 78 95 0 20-1 19-1 24s5 6 8 6c6 0 6-2 8-10 11-42 21-83 31-124z">
                <text:p/>
              </draw:path>
            </draw:g>
          </draw:g>
          <draw:g>
            <svg:title>TexMaths</svg:title>
            <svg:desc>14§latex§$U_{e}(t)$§svg§600§FALSE§</svg:desc>
            <draw:g>
              <draw:path draw:style-name="gr5" draw:text-style-name="P4" draw:layer="layout" svg:width="1.006cm" svg:height="0.439cm" svg:x="1.023cm" svg:y="3.597cm" svg:viewBox="0 0 1007 440" svg:d="M503 440c-167 0-335 0-503 0 0-147 0-293 0-440 336 0 671 0 1007 0 0 147 0 293 0 440-168 0-336 0-504 0z">
                <text:p/>
              </draw:path>
              <draw:path draw:style-name="gr6" draw:text-style-name="P5" draw:layer="layout" svg:width="0.339cm" svg:height="0.344cm" svg:x="1.031cm" svg:y="3.605cm" svg:viewBox="0 0 340 345" svg:d="M278 52c6-21 14-35 53-37 3 0 9-1 9-9 0-2 0-6-6-6-17 0-33 1-50 1s-35-1-52-1c-3 0-8 0-8 10 0 5 4 5 8 5 28 0 34 10 34 21 0 2-2 9-2 10-15 59-30 117-44 176-16 64-73 108-122 108-34 0-60-21-60-65 2-12 0-16 5-37 16-64 32-127 48-190 4-18 5-23 42-23 12 0 17 0 17-9 0-6-6-6-7-6-14 0-51 1-63 1-16 0-49-1-65-1-2 0-8 0-8 10 0 5 4 5 14 5 6 0 10 0 18 0 9 2 13 2 13 9 0 3-6 23-9 35-3 14-6 29-9 43-6 18-28 112-31 120-3 14-3 21-3 29 0 59 45 94 96 94 62 0 122-56 139-120 14-58 29-116 43-173z">
                <text:p/>
              </draw:path>
              <draw:path draw:style-name="gr6" draw:text-style-name="P5" draw:layer="layout" svg:width="0.146cm" svg:height="0.153cm" svg:x="1.357cm" svg:y="3.862cm" svg:viewBox="0 0 147 154" svg:d="M53 73c10 0 37-2 56-7 25-10 29-27 29-37 0-18-18-29-42-29-41 0-96 31-96 89 0 35 21 65 62 65 57 0 85-34 85-40 0-1-3-5-6-5s-3 1-5 4c-28 31-67 31-74 31-21 0-34-13-34-41 0-5 0-12 4-30 7 0 14 0 21 0zM35 63c14-50 52-55 61-55 16 0 28 9 28 21 0 34-58 34-72 34-6 0-11 0-17 0z">
                <text:p/>
              </draw:path>
              <draw:path draw:style-name="gr6" draw:text-style-name="P5" draw:layer="layout" svg:width="0.112cm" svg:height="0.489cm" svg:x="1.594cm" svg:y="3.572cm" svg:viewBox="0 0 113 490" svg:d="M113 485c0-2 0-2-8-10-62-63-77-155-77-231 0-85 18-170 80-230 5-7 5-7 5-8 0-5-1-6-4-6-6 0-50 34-78 96-25 53-31 108-31 148 0 39 4 98 32 154 30 60 71 92 77 92 3 0 4-1 4-5z">
                <text:p/>
              </draw:path>
              <draw:path draw:style-name="gr6" draw:text-style-name="P5" draw:layer="layout" svg:width="0.149cm" svg:height="0.31cm" svg:x="1.747cm" svg:y="3.633cm" svg:viewBox="0 0 150 311" svg:d="M90 110c15 0 30 0 46 0 9 0 14 0 14-9 0-6-5-6-13-6-14 0-29 0-43 0 16-70 19-80 19-82 0-9-5-13-14-13-1 0-15 0-19 17-7 26-13 52-20 78-15 0-31 0-46 0-10 0-14 0-14 10 0 5 3 5 13 5 14 0 28 0 43 0-35 139-36 147-36 157 0 26 18 44 44 44 51 0 79-71 79-75s-5-4-6-4c-6 0-6 1-8 5-21 52-46 63-63 63-11 0-16-5-16-22 0-11 0-15 3-24 12-48 24-96 37-144z">
                <text:p/>
              </draw:path>
              <draw:path draw:style-name="gr6" draw:text-style-name="P5" draw:layer="layout" svg:width="0.114cm" svg:height="0.489cm" svg:x="1.94cm" svg:y="3.572cm" svg:viewBox="0 0 115 490" svg:d="M115 244c0-37-6-96-32-152-30-60-73-92-77-92-3 0-6 3-6 6 0 1 0 1 10 11 47 47 75 125 75 227 0 84-18 171-78 232-7 7-7 7-7 9s3 5 6 5c4 0 49-33 78-96 25-53 31-108 31-150z">
                <text:p/>
              </draw:path>
            </draw:g>
          </draw:g>
          <draw:g>
            <svg:title>TexMaths</svg:title>
            <svg:desc>14§latex§$U_{a}(t)$§svg§600§TRUE§</svg:desc>
            <draw:g>
              <draw:path draw:style-name="gr6" draw:text-style-name="P5" draw:layer="layout" svg:width="0.339cm" svg:height="0.344cm" svg:x="9.823cm" svg:y="1.407cm" svg:viewBox="0 0 340 345" svg:d="M278 52c6-21 14-35 53-37 3 0 9-1 9-9 0-2 0-6-6-6-17 0-33 1-50 1s-35-1-52-1c-3 0-8 0-8 10 0 5 4 5 8 5 28 0 34 10 34 21 0 2-2 9-2 10-15 59-30 117-44 176-17 64-73 108-122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  <text:p/>
              </draw:path>
              <draw:path draw:style-name="gr6" draw:text-style-name="P5" draw:layer="layout" svg:width="0.174cm" svg:height="0.153cm" svg:x="10.146cm" svg:y="1.664cm" svg:viewBox="0 0 175 154" svg:d="M124 20c-7-12-19-20-36-20-43 0-88 47-88 96 0 34 22 58 52 58 18 0 35-10 49-24 7 21 26 24 35 24 12 0 21-7 28-19s11-32 11-33c0-6-4-6-6-6-4 0-4 2-7 12-4 16-11 36-25 36-8 0-11-7-11-17 0-6 3-18 5-26 2-10 6-24 7-31 3-9 5-18 7-27 2-8 6-25 6-26 0-7-6-11-11-11-6 0-14 4-16 14zM102 108c-3 9-10 16-18 23-3 2-17 13-31 13-12 0-25-9-25-32 0-18 10-56 18-70 16-28 34-34 42-34 25 0 31 27 31 31 0 1 0 3 0 4-6 22-11 43-17 65z">
                <text:p/>
              </draw:path>
              <draw:path draw:style-name="gr6" draw:text-style-name="P5" draw:layer="layout" svg:width="0.112cm" svg:height="0.489cm" svg:x="10.412cm" svg:y="1.374cm" svg:viewBox="0 0 113 490" svg:d="M113 485c0-2 0-2-8-10-62-63-77-155-77-231 0-85 18-170 80-230 5-7 5-7 5-8 0-5-1-6-4-6-6 0-49 34-78 96-25 53-31 108-31 148 0 39 6 98 32 154 30 60 71 92 77 92 3 0 4-1 4-5z">
                <text:p/>
              </draw:path>
              <draw:path draw:style-name="gr6" draw:text-style-name="P5" draw:layer="layout" svg:width="0.149cm" svg:height="0.31cm" svg:x="10.565cm" svg:y="1.435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  <text:p/>
              </draw:path>
              <draw:path draw:style-name="gr6" draw:text-style-name="P5" draw:layer="layout" svg:width="0.114cm" svg:height="0.489cm" svg:x="10.758cm" svg:y="1.374cm" svg:viewBox="0 0 115 490" svg:d="M115 244c0-37-6-96-33-152-29-60-72-92-76-92-3 0-6 3-6 6 0 1 0 1 10 11 47 47 75 125 75 227 0 84-18 171-78 232-7 7-7 7-7 9s3 5 6 5c4 0 49-33 78-96 25-53 31-108 31-150z">
                <text:p/>
              </draw:path>
            </draw:g>
          </draw:g>
          <draw:line draw:style-name="gr1" draw:text-style-name="P1" draw:layer="layout" svg:x1="5.905cm" svg:y1="1.525cm" svg:x2="9.255cm" svg:y2="1.525cm">
            <text:p/>
          </draw:line>
          <draw:custom-shape draw:style-name="gr4" draw:text-style-name="P3" draw:layer="layout" svg:width="0.3cm" svg:height="0.3cm" draw:transform="rotate (-1.5707963267949) translate (2.589cm 3.1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cm" svg:height="0.3cm" draw:transform="rotate (-1.5707963267949) translate (2.589cm 4.0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16T16:53:54.919235465</dc:date>
    <meta:editing-duration>PT6H40M3S</meta:editing-duration>
    <meta:editing-cycles>39</meta:editing-cycles>
    <meta:generator>LibreOffice/7.3.7.2$Linux_X86_64 LibreOffice_project/30$Build-2</meta:generator>
    <meta:document-statistic meta:object-count="39"/>
  </office:meta>
</office:document-meta>
</file>